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izedResourceHelper.setSeparator( @ Nullable String 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edResourceHelper.LocalizedResourc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edResourceHelper.findLocalizedResource( String name , String extension , @ Nullable Locale local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ocalizedResourceHelper.LocalizedResourceHelp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